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5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30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31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3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4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3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3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4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3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4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29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3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3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3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4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3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4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3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4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3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4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4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3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3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4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23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4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3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4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3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4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23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3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4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4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3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3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4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3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4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3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4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4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3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3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4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4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4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3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4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3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4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3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30"/>
          <table:table-cell table:number-columns-repeated="986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71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30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30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43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43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4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67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0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30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Default"/>
        <table:table-column table:style-name="co9" table:default-cell-style-name="Default"/>
        <table:table-column table:style-name="co3" table:default-cell-style-name="ce42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3100" calcext:value-type="float">
            <text:p>453.1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10350" calcext:value-type="float">
            <text:p>10.35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1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 fernet en lo de lulu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0:45:11.0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14T10:49:13.166000000</dc:date>
    <meta:editing-duration>P66DT16H42M41S</meta:editing-duration>
    <meta:editing-cycles>118</meta:editing-cycles>
    <meta:generator>LibreOffice/7.2.5.2$Windows_X86_64 LibreOffice_project/499f9727c189e6ef3471021d6132d4c694f357e5</meta:generator>
    <meta:document-statistic meta:table-count="3" meta:cell-count="751" meta:object-count="0"/>
  </office:meta>
</office:document-meta>
</file>